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ChangeDispatcher.notifyStateModified( ItemState 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ChangeDispatcher.notifyNodeRemoved( NodeState state , Name name , int index ,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ChangeDispatcher.notifyStateCreated( ItemState crea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ChangeDispatcher.notifyStateDestroyed( ItemState destroy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ChangeDispatcher.notifyStateDiscarded( ItemState discard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ChangeDispatcher.notifyNodesReplaced( Nod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ChangeDispatcher.removeListener( ItemStat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ChangeDispatcher.notifyNodeModified( Nod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ChangeDispatcher.notifyNodeAdded( NodeState state , Name name , int index ,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ChangeDispatcher.addListener( ItemStat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